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Real usage</text:p>
          </table:table-cell>
          <table:table-cell table:style-name="Default" office:value-type="string" calcext:value-type="string">
            <text:p>Real usage %</text:p>
          </table:table-cell>
          <table:table-cell office:value-type="string" calcext:value-type="string">
            <text:p>Test usage</text:p>
          </table:table-cell>
          <table:table-cell table:style-name="Default" office:value-type="string" calcext:value-type="string">
            <text:p>Test usage 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space</text:p>
          </table:table-cell>
          <table:table-cell office:value-type="float" office:value="65531" calcext:value-type="float">
            <text:p>65531</text:p>
          </table:table-cell>
          <table:table-cell table:formula="of:=[.B2]/[.$B$16]" office:value-type="percentage" office:value="0.444537153865983" calcext:value-type="percentage">
            <text:p>44.45%</text:p>
          </table:table-cell>
          <table:table-cell office:value-type="float" office:value="4080400" calcext:value-type="float">
            <text:p>4080400</text:p>
          </table:table-cell>
          <table:table-cell table:formula="of:=[.D2]/[.$D$16]" office:value-type="percentage" office:value="0.433476394849785" calcext:value-type="percentage">
            <text:p>43.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24724" calcext:value-type="float">
            <text:p>24724</text:p>
          </table:table-cell>
          <table:table-cell table:formula="of:=[.B3]/[.$B$16]" office:value-type="percentage" office:value="0.167718127179237" calcext:value-type="percentage">
            <text:p>16.77%</text:p>
          </table:table-cell>
          <table:table-cell office:value-type="float" office:value="1212000" calcext:value-type="float">
            <text:p>1212000</text:p>
          </table:table-cell>
          <table:table-cell table:formula="of:=[.D3]/[.$D$16]" office:value-type="percentage" office:value="0.128755364806867" calcext:value-type="percentage">
            <text:p>12.8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19349" calcext:value-type="float">
            <text:p>19349</text:p>
          </table:table-cell>
          <table:table-cell table:formula="of:=[.B4]/[.$B$16]" office:value-type="percentage" office:value="0.131256190049792" calcext:value-type="percentage">
            <text:p>13.13%</text:p>
          </table:table-cell>
          <table:table-cell office:value-type="float" office:value="1373600" calcext:value-type="float">
            <text:p>1373600</text:p>
          </table:table-cell>
          <table:table-cell table:formula="of:=[.D4]/[.$D$16]" office:value-type="percentage" office:value="0.145922746781116" calcext:value-type="percentage">
            <text:p>14.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 name</text:p>
          </table:table-cell>
          <table:table-cell office:value-type="float" office:value="11194" calcext:value-type="float">
            <text:p>11194</text:p>
          </table:table-cell>
          <table:table-cell table:formula="of:=[.B5]/[.$B$16]" office:value-type="percentage" office:value="0.0759357998561873" calcext:value-type="percentage">
            <text:p>7.59%</text:p>
          </table:table-cell>
          <table:table-cell office:value-type="float" office:value="969600" calcext:value-type="float">
            <text:p>969600</text:p>
          </table:table-cell>
          <table:table-cell table:formula="of:=[.D5]/[.$D$16]" office:value-type="percentage" office:value="0.103004291845494" calcext:value-type="percentage">
            <text:p>10.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7496" calcext:value-type="float">
            <text:p>7496</text:p>
          </table:table-cell>
          <table:table-cell table:formula="of:=[.B6]/[.$B$16]" office:value-type="percentage" office:value="0.0508499871111292" calcext:value-type="percentage">
            <text:p>5.08%</text:p>
          </table:table-cell>
          <table:table-cell office:value-type="float" office:value="404000" calcext:value-type="float">
            <text:p>404000</text:p>
          </table:table-cell>
          <table:table-cell table:formula="of:=[.D6]/[.$D$16]" office:value-type="percentage" office:value="0.0429184549356223" calcext:value-type="percentage">
            <text:p>4.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aren</text:p>
          </table:table-cell>
          <table:table-cell office:value-type="float" office:value="3864" calcext:value-type="float">
            <text:p>3864</text:p>
          </table:table-cell>
          <table:table-cell table:formula="of:=[.B7]/[.$B$16]" office:value-type="percentage" office:value="0.0262118930359396" calcext:value-type="percentage">
            <text:p>2.62%</text:p>
          </table:table-cell>
          <table:table-cell office:value-type="float" office:value="323200" calcext:value-type="float">
            <text:p>323200</text:p>
          </table:table-cell>
          <table:table-cell table:formula="of:=[.D7]/[.$D$16]" office:value-type="percentage" office:value="0.0343347639484979" calcext:value-type="percentage">
            <text:p>3.4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se paren</text:p>
          </table:table-cell>
          <table:table-cell office:value-type="float" office:value="3860" calcext:value-type="float">
            <text:p>3860</text:p>
          </table:table-cell>
          <table:table-cell table:formula="of:=[.B8]/[.$B$16]" office:value-type="percentage" office:value="0.0261847585710991" calcext:value-type="percentage">
            <text:p>2.62%</text:p>
          </table:table-cell>
          <table:table-cell office:value-type="float" office:value="323200" calcext:value-type="float">
            <text:p>323200</text:p>
          </table:table-cell>
          <table:table-cell table:formula="of:=[.D8]/[.$D$16]" office:value-type="percentage" office:value="0.0343347639484979" calcext:value-type="percentage">
            <text:p>3.4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eric</text:p>
          </table:table-cell>
          <table:table-cell office:value-type="float" office:value="3783" calcext:value-type="float">
            <text:p>3783</text:p>
          </table:table-cell>
          <table:table-cell table:formula="of:=[.B9]/[.$B$16]" office:value-type="percentage" office:value="0.0256624201229191" calcext:value-type="percentage">
            <text:p>2.57%</text:p>
          </table:table-cell>
          <table:table-cell office:value-type="float" office:value="444400" calcext:value-type="float">
            <text:p>444400</text:p>
          </table:table-cell>
          <table:table-cell table:formula="of:=[.D9]/[.$D$16]" office:value-type="percentage" office:value="0.0472103004291846" calcext:value-type="percentage">
            <text:p>4.7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Keyword</text:p>
          </table:table-cell>
          <table:table-cell office:value-type="float" office:value="2518" calcext:value-type="float">
            <text:p>2518</text:p>
          </table:table-cell>
          <table:table-cell table:formula="of:=[.B10]/[.$B$16]" office:value-type="percentage" office:value="0.0170811456171056" calcext:value-type="percentage">
            <text:p>1.71%</text:p>
          </table:table-cell>
          <table:table-cell office:value-type="float" office:value="80800" calcext:value-type="float">
            <text:p>80800</text:p>
          </table:table-cell>
          <table:table-cell table:formula="of:=[.D10]/[.$D$16]" office:value-type="percentage" office:value="0.00858369098712446" calcext:value-type="percentage">
            <text:p>0.8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type</text:p>
          </table:table-cell>
          <table:table-cell office:value-type="float" office:value="2086" calcext:value-type="float">
            <text:p>2086</text:p>
          </table:table-cell>
          <table:table-cell table:formula="of:=[.B11]/[.$B$16]" office:value-type="percentage" office:value="0.0141506234143297" calcext:value-type="percentage">
            <text:p>1.42%</text:p>
          </table:table-cell>
          <table:table-cell office:value-type="float" office:value="40400" calcext:value-type="float">
            <text:p>40400</text:p>
          </table:table-cell>
          <table:table-cell table:formula="of:=[.D11]/[.$D$16]" office:value-type="percentage" office:value="0.00429184549356223" calcext:value-type="percentage">
            <text:p>0.4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 comment</text:p>
          </table:table-cell>
          <table:table-cell office:value-type="float" office:value="1460" calcext:value-type="float">
            <text:p>1460</text:p>
          </table:table-cell>
          <table:table-cell table:formula="of:=[.B12]/[.$B$16]" office:value-type="percentage" office:value="0.00990407966678877" calcext:value-type="percentage">
            <text:p>0.99%</text:p>
          </table:table-cell>
          <table:table-cell office:value-type="float" office:value="40400" calcext:value-type="float">
            <text:p>40400</text:p>
          </table:table-cell>
          <table:table-cell table:formula="of:=[.D12]/[.$D$16]" office:value-type="percentage" office:value="0.00429184549356223" calcext:value-type="percentage">
            <text:p>0.4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ted</text:p>
          </table:table-cell>
          <table:table-cell office:value-type="float" office:value="1423" calcext:value-type="float">
            <text:p>1423</text:p>
          </table:table-cell>
          <table:table-cell table:formula="of:=[.B13]/[.$B$16]" office:value-type="percentage" office:value="0.00965308586701399" calcext:value-type="percentage">
            <text:p>0.97%</text:p>
          </table:table-cell>
          <table:table-cell office:value-type="float" office:value="121200" calcext:value-type="float">
            <text:p>121200</text:p>
          </table:table-cell>
          <table:table-cell table:formula="of:=[.D13]/[.$D$16]" office:value-type="percentage" office:value="0.0128755364806867" calcext:value-type="percentage">
            <text:p>1.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/old</text:p>
          </table:table-cell>
          <table:table-cell office:value-type="float" office:value="64" calcext:value-type="float">
            <text:p>64</text:p>
          </table:table-cell>
          <table:table-cell table:formula="of:=[.B14]/[.$B$16]" office:value-type="percentage" office:value="0.000434151437448275" calcext:value-type="percentage">
            <text:p>0.04%</text:p>
          </table:table-cell>
          <table:table-cell office:value-type="float" office:value="40400" calcext:value-type="float">
            <text:p>40400</text:p>
          </table:table-cell>
          <table:table-cell table:formula="of:=[.D14]/[.$D$16]" office:value-type="percentage" office:value="0.00429184549356223" calcext:value-type="percentage">
            <text:p>0.4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ck comment</text:p>
          </table:table-cell>
          <table:table-cell office:value-type="float" office:value="62" calcext:value-type="float">
            <text:p>62</text:p>
          </table:table-cell>
          <table:table-cell table:formula="of:=[.B15]/[.$B$16]" office:value-type="percentage" office:value="0.000420584205028016" calcext:value-type="percentage">
            <text:p>0.04%</text:p>
          </table:table-cell>
          <table:table-cell office:value-type="float" office:value="40400" calcext:value-type="float">
            <text:p>40400</text:p>
          </table:table-cell>
          <table:table-cell table:formula="of:=[.D15]/[.$D$16]" office:value-type="percentage" office:value="0.00429184549356223" calcext:value-type="percentage">
            <text:p>0.43%</text:p>
          </table:table-cell>
          <table:table-cell table:number-columns-repeated="1019"/>
        </table:table-row>
        <table:table-row table:style-name="ro1">
          <table:table-cell/>
          <table:table-cell table:formula="of:=SUM([.B2:.B15])" office:value-type="float" office:value="147414" calcext:value-type="float">
            <text:p>147414</text:p>
          </table:table-cell>
          <table:table-cell table:style-name="Default"/>
          <table:table-cell table:formula="of:=SUM([.D2:.D13])" office:value-type="float" office:value="9413200" calcext:value-type="float">
            <text:p>9413200</text:p>
          </table:table-cell>
          <table:table-cell table:style-name="Default"/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2:Sheet1.E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54:09.476920096</meta:creation-date>
    <dc:date>2017-02-05T23:14:37.196140419</dc:date>
    <meta:editing-duration>PT1H12M26S</meta:editing-duration>
    <meta:editing-cycles>2</meta:editing-cycles>
    <meta:generator>LibreOffice/4.2.8.2$Linux_X86_64 LibreOffice_project/420m0$Build-2</meta:generator>
    <meta:document-statistic meta:table-count="1" meta:cell-count="77" meta:object-count="0"/>
  </office:meta>
</office:document-meta>
</file>